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 CE" svg:font-family="'Arial CE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Arial CE" fo:font-size="10pt" style:font-name-asian="Arial CE" style:font-size-asian="10pt" style:font-name-complex="Arial CE" style:font-size-complex="10pt"/>
    </style:style>
    <style:style style:name="P2" style:family="paragraph" style:parent-style-name="Heading_20_3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Wnioski</text:h>
      <text:p text:style-name="P1">Musieliśmy przyjąć stosunkowo duże odchyłki, z powodu trudności z uzyskaniem stabilnego obrazu na oscyloskopie. Ze względu na niedokładność przyrządu, podczas wyznaczania krzywych Lissajous pojawiły się błę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Arial CE" svg:font-family="'Arial CE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ł Wesoły</meta:initial-creator>
    <meta:creation-date>2011-05-20T08:57:51</meta:creation-date>
    <meta:document-statistic meta:table-count="0" meta:image-count="0" meta:object-count="0" meta:page-count="1" meta:paragraph-count="2" meta:word-count="27" meta:character-count="216"/>
    <dc:date>2011-05-20T08:58:20</dc:date>
    <dc:creator>Michał Wesoły</dc:creator>
    <meta:editing-duration>PT29S</meta:editing-duration>
    <meta:editing-cycles>1</meta:editing-cycles>
    <meta:generator>OpenOffice.org/3.3$Linux OpenOffice.org_project/330m20$Build-9567</meta:generator>
  </office:meta>
</office:document-meta>
</file>